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paragraph-rsid="001f0b1b"/>
    </style:style>
    <style:style style:name="P2" style:family="paragraph" style:parent-style-name="Heading_20_3">
      <style:text-properties fo:language="en" fo:country="US" officeooo:rsid="001f0b1b" officeooo:paragraph-rsid="001f0b1b"/>
    </style:style>
    <style:style style:name="T1" style:family="text">
      <style:text-properties style:font-name="Nimbus Mono PS"/>
    </style:style>
    <style:style style:name="T2" style:family="text">
      <style:text-properties style:font-name="Liberation Seri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Lab 1 Exercise 2</text:h>
      <text:list xml:id="list365574941" text:style-name="L1">
        <text:list-item>
          <text:p text:style-name="P1">Download text file <text:span text:style-name="T1">test01.txt </text:span>in directory <text:span text:style-name="T1">test</text:span>.</text:p>
        </text:list-item>
        <text:list-item>
          <text:p text:style-name="P1">Copy <text:span text:style-name="T1">text01.txt</text:span> to <text:span text:style-name="T1">text01</text:span></text:p>
        </text:list-item>
        <text:list-item>
          <text:p text:style-name="P1">Create in directory <text:span text:style-name="T1">test</text:span> a hard link named <text:span text:style-name="T1">t1</text:span> to <text:span text:style-name="T1">text01</text:span></text:p>
        </text:list-item>
        <text:list-item>
          <text:p text:style-name="P1">Create in directory <text:span text:style-name="T1">bin</text:span> a hard link named <text:span text:style-name="T1">t2</text:span> to <text:span text:style-name="T1">t1</text:span></text:p>
        </text:list-item>
        <text:list-item>
          <text:p text:style-name="P1">List all files, and their attributes, in <text:span text:style-name="T1">ex1</text:span> and its subdirectories</text:p>
        </text:list-item>
        <text:list-item>
          <text:p text:style-name="P1">Explain the meaning of the number <text:span text:style-name="T2">of</text:span> links associated to each file or directory.</text:p>
        </text:list-item>
        <text:list-item>
          <text:p text:style-name="P1">Remove file <text:span text:style-name="T1">text01</text:span>, and display the content of <text:span text:style-name="T1">t2</text:span>. Does it work? Why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11T18:41:29.296279418</dc:date>
    <meta:editing-duration>PT4M17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8" meta:word-count="82" meta:character-count="424" meta:non-whitespace-character-count="357"/>
  </office:meta>
</office:document-meta>
</file>